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text-properties style:font-name-complex="Calibri" fo:color="#000000" style:font-size-complex="12pt"/>
    </style:style>
    <style:style style:name="P45" style:parent-style-name="內文" style:family="paragraph">
      <style:text-properties style:font-name-complex="Calibri" fo:color="#000000" style:font-size-complex="12pt"/>
    </style:style>
    <style:style style:name="P46" style:parent-style-name="內文" style:family="paragraph">
      <style:text-properties style:font-name-complex="Calibri" fo:color="#000000" style:font-size-complex="12pt"/>
    </style:style>
    <style:style style:name="P47" style:parent-style-name="內文" style:family="paragraph">
      <style:text-properties style:font-name-complex="Calibri" fo:color="#000000" style:font-size-complex="12pt"/>
    </style:style>
    <style:style style:name="P48" style:parent-style-name="內文" style:family="paragraph">
      <style:text-properties style:font-name-complex="Calibri" fo:color="#000000" style:font-size-complex="12pt"/>
    </style:style>
    <style:style style:name="P49" style:parent-style-name="內文" style:family="paragraph">
      <style:text-properties style:font-name-complex="Calibri" fo:color="#000000" style:font-size-complex="12pt"/>
    </style:style>
    <style:style style:name="P50" style:parent-style-name="內文" style:family="paragraph">
      <style:text-properties style:font-name-complex="Calibri" fo:color="#000000" style:font-size-complex="12pt"/>
    </style:style>
    <style:style style:name="P51" style:parent-style-name="內文" style:family="paragraph">
      <style:text-properties style:font-name-complex="Calibri" fo:color="#000000" style:font-size-complex="12pt"/>
    </style:style>
    <style:style style:name="P52" style:parent-style-name="內文" style:family="paragraph">
      <style:text-properties style:font-name-complex="Calibri" fo:color="#000000" style:font-size-complex="12pt"/>
    </style:style>
    <style:style style:name="P53" style:parent-style-name="內文" style:family="paragraph">
      <style:text-properties style:font-name-complex="Calibri" fo:color="#000000" style:font-size-complex="12pt"/>
    </style:style>
    <style:style style:name="P54" style:parent-style-name="內文" style:family="paragraph">
      <style:text-properties style:font-name-complex="Calibri" fo:color="#000000" style:font-size-complex="12pt"/>
    </style:style>
    <style:style style:name="P55" style:parent-style-name="內文" style:family="paragraph">
      <style:text-properties style:font-name-complex="Calibri" fo:color="#000000" style:font-size-complex="12pt"/>
    </style:style>
    <style:style style:name="P56" style:parent-style-name="內文" style:family="paragraph">
      <style:text-properties style:font-name-complex="Calibri" fo:color="#000000" style:font-size-complex="12pt"/>
    </style:style>
    <style:style style:name="P57" style:parent-style-name="內文" style:family="paragraph">
      <style:text-properties style:font-name-complex="Calibri" fo:color="#000000" style:font-size-complex="12pt"/>
    </style:style>
    <style:style style:name="P58" style:parent-style-name="內文" style:family="paragraph">
      <style:text-properties style:font-name-complex="Calibri" fo:color="#000000" style:font-size-complex="12pt"/>
    </style:style>
    <style:style style:name="P59" style:parent-style-name="內文" style:family="paragraph">
      <style:text-properties style:font-name-complex="Calibri" fo:color="#000000" style:font-size-complex="12pt"/>
    </style:style>
    <style:style style:name="P60" style:parent-style-name="內文" style:family="paragraph">
      <style:text-properties style:font-name-complex="Calibri" fo:color="#000000" style:font-size-complex="12pt"/>
    </style:style>
    <style:style style:name="P61" style:parent-style-name="內文" style:family="paragraph">
      <style:text-properties style:font-name-complex="Calibri" fo:color="#000000" style:font-size-complex="12pt"/>
    </style:style>
    <style:style style:name="P62" style:parent-style-name="內文" style:family="paragraph">
      <style:text-properties style:font-name-complex="Calibri" fo:color="#000000" style:font-size-complex="12pt"/>
    </style:style>
    <style:style style:name="P63" style:parent-style-name="內文" style:family="paragraph">
      <style:text-properties style:font-name-complex="Calibri" fo:color="#000000" style:font-size-complex="12pt"/>
    </style:style>
    <style:style style:name="P64" style:parent-style-name="內文" style:family="paragraph">
      <style:text-properties style:font-name-complex="Calibri" fo:color="#000000" style:font-size-complex="12pt"/>
    </style:style>
    <style:style style:name="P65" style:parent-style-name="內文" style:family="paragraph">
      <style:text-properties style:font-name-complex="Calibri" fo:color="#000000" style:font-size-complex="12pt"/>
    </style:style>
    <style:style style:name="P66" style:parent-style-name="內文" style:family="paragraph">
      <style:text-properties style:font-name-complex="Calibri" fo:color="#000000" style:font-size-complex="12pt"/>
    </style:style>
    <style:style style:name="P67" style:parent-style-name="內文" style:family="paragraph">
      <style:text-properties style:font-name-complex="Calibri" fo:color="#000000" style:font-size-complex="12pt"/>
    </style:style>
    <style:style style:name="P68" style:parent-style-name="內文" style:family="paragraph">
      <style:text-properties style:font-name-complex="Calibri" fo:color="#000000" style:font-size-complex="12pt"/>
    </style:style>
    <style:style style:name="P69" style:parent-style-name="內文" style:family="paragraph">
      <style:text-properties style:font-name-complex="Calibri" fo:color="#000000" style:font-size-complex="12pt"/>
    </style:style>
    <style:style style:name="P70" style:parent-style-name="內文" style:family="paragraph">
      <style:text-properties style:font-name-complex="Calibri" fo:color="#000000" style:font-size-complex="12pt"/>
    </style:style>
    <style:style style:name="P71" style:parent-style-name="內文" style:family="paragraph">
      <style:text-properties style:font-name-complex="Calibri" fo:color="#000000" style:font-size-complex="12pt"/>
    </style:style>
    <style:style style:name="P72" style:parent-style-name="內文" style:family="paragraph">
      <style:text-properties style:font-name-complex="Calibri" fo:color="#000000" style:font-size-complex="12pt"/>
    </style:style>
    <style:style style:name="P73" style:parent-style-name="內文" style:family="paragraph">
      <style:text-properties style:font-name-complex="Calibri" fo:color="#000000" style:font-size-complex="12pt"/>
    </style:style>
    <style:style style:name="P74" style:parent-style-name="內文" style:family="paragraph">
      <style:text-properties style:font-name-complex="Calibri" fo:color="#000000" style:font-size-complex="12pt"/>
    </style:style>
    <style:style style:name="P75" style:parent-style-name="內文" style:family="paragraph">
      <style:text-properties style:font-name-complex="Calibri" fo:color="#000000" style:font-size-complex="12pt"/>
    </style:style>
    <style:style style:name="P76" style:parent-style-name="內文" style:family="paragraph">
      <style:text-properties style:font-name-complex="Calibri" fo:color="#000000" style:font-size-complex="12pt"/>
    </style:style>
    <style:style style:name="P77" style:parent-style-name="內文" style:family="paragraph">
      <style:text-properties style:font-name-complex="Calibri" fo:color="#000000" style:font-size-complex="12pt"/>
    </style:style>
    <style:style style:name="P78" style:parent-style-name="內文" style:family="paragraph">
      <style:text-properties style:font-name-complex="Calibri" fo:color="#000000" style:font-size-complex="12pt"/>
    </style:style>
    <style:style style:name="P79" style:parent-style-name="內文" style:family="paragraph">
      <style:text-properties style:font-name-complex="Calibri" fo:color="#000000" style:font-size-complex="12pt"/>
    </style:style>
    <style:style style:name="P80" style:parent-style-name="內文" style:family="paragraph">
      <style:text-properties style:font-name-complex="Calibri" fo:color="#000000" style:font-size-complex="12pt"/>
    </style:style>
    <style:style style:name="P81" style:parent-style-name="內文" style:family="paragraph">
      <style:text-properties style:font-name-complex="Calibri" fo:color="#000000" style:font-size-complex="12pt"/>
    </style:style>
    <style:style style:name="P82" style:parent-style-name="內文" style:family="paragraph">
      <style:text-properties style:font-name-complex="Calibri" fo:color="#000000" style:font-size-complex="12pt"/>
    </style:style>
    <style:style style:name="P83" style:parent-style-name="內文" style:family="paragraph">
      <style:text-properties style:font-name-complex="Calibri" fo:color="#000000" style:font-size-complex="12pt"/>
    </style:style>
    <style:style style:name="T84" style:parent-style-name="預設段落字型" style:family="text">
      <style:text-properties style:font-name-complex="Calibri" fo:color="#000000" style:font-size-complex="12pt"/>
    </style:style>
    <style:style style:name="T85" style:parent-style-name="預設段落字型" style:family="text">
      <style:text-properties style:font-name-complex="Calibri" fo:color="#000000" style:font-size-complex="12pt"/>
    </style:style>
    <style:style style:name="T86" style:parent-style-name="預設段落字型" style:family="text">
      <style:text-properties style:font-name-complex="Calibri" fo:color="#000000" style:font-size-complex="12pt"/>
    </style:style>
    <style:style style:name="T87" style:parent-style-name="預設段落字型" style:family="text">
      <style:text-properties style:font-name-complex="Calibri" fo:color="#000000" style:font-size-complex="12pt"/>
    </style:style>
    <style:style style:name="T88" style:parent-style-name="預設段落字型" style:family="text">
      <style:text-properties style:font-name-complex="Calibri" fo:color="#000000" style:font-size-complex="12pt"/>
    </style:style>
    <style:style style:name="T89" style:parent-style-name="預設段落字型" style:family="text">
      <style:text-properties style:font-name-complex="Calibri" fo:color="#000000" style:font-size-complex="12pt"/>
    </style:style>
  </office:automatic-styles>
  <office:body>
    <office:text text:use-soft-page-breaks="true">
      <text:p text:style-name="P1">環狀線Y14中原站發車時刻</text:p>
      <text:p text:style-name="P2">1月台往新北產業園區站平常日</text:p>
      <text:p text:style-name="P3">6時4、13、19、29、34、39、44、51、57分</text:p>
      <text:p text:style-name="P4">7時1、5、10、15、19、24、29、33、38、43、48、53、59分</text:p>
      <text:p text:style-name="P5">8時4、8、13、18、23、27、32、37、42、47、52、57分</text:p>
      <text:p text:style-name="P6">9時2、7、12、19、26、34、43、51分</text:p>
      <text:p text:style-name="P7">10時0、6、12、19、27、34、42、49、57分</text:p>
      <text:p text:style-name="P8">11時5、13、20、28、35、43、50、58分</text:p>
      <text:p text:style-name="P9">12時5、13、20、28、35、43、50、58分</text:p>
      <text:p text:style-name="P10">13時5、13、20、28、35、43、50、58分</text:p>
      <text:p text:style-name="P11">14時5、13、20、28、35、43、50、58分</text:p>
      <text:p text:style-name="P12">15時5、13、20、28、35、43、50、58分</text:p>
      <text:p text:style-name="P13">16時5、13、20、28、35、41、47、51、56分</text:p>
      <text:p text:style-name="P14">17時1、6、11、16、20、24、30、35、39、44、50、55、59分</text:p>
      <text:p text:style-name="P15">18時4、9、14、18、23、27、32、37、42、47、53、58分</text:p>
      <text:p text:style-name="P16">19時3、7、12、17、21、26、31、36、41、49、58分</text:p>
      <text:p text:style-name="P17">20時9、19、28、38、48、57分</text:p>
      <text:p text:style-name="P18">21時7、17、27、37、47、57分</text:p>
      <text:p text:style-name="P19">22時8、18、28、38、48、56分</text:p>
      <text:p text:style-name="P20">23時6、16、23、31、44、55分</text:p>
      <text:p text:style-name="P21">24時8、19分</text:p>
      <text:p text:style-name="P22"/>
      <text:p text:style-name="P23">1月台往新北產業園區站週六、週日及國定假日</text:p>
      <text:p text:style-name="P24">6時04、13、19、29、36、45、53分</text:p>
      <text:p text:style-name="P25">7時00、08、17、27、37、48、58分</text:p>
      <text:p text:style-name="P26">8時08、18、29、38、48、58分</text:p>
      <text:p text:style-name="P27">9時08、18、27、36、44、52、58分</text:p>
      <text:p text:style-name="P28">10時05、13、20、28、35、43、50、58分</text:p>
      <text:p text:style-name="P29">11時05、13、20、28、35、43、50、58分</text:p>
      <text:p text:style-name="P30">12時05、13、20、28、35、43、50、58分</text:p>
      <text:p text:style-name="P31">13時05、13、20、28、35、43、50、58分</text:p>
      <text:p text:style-name="P32">14時05、13、20、28、35、43、50、58分</text:p>
      <text:p text:style-name="P33">15時05、13、20、28、35、43、50、58分</text:p>
      <text:p text:style-name="P34">16時05、13、20、28、35、43、50、58分</text:p>
      <text:p text:style-name="P35">17時05、13、21、28、36、43、51、59分</text:p>
      <text:p text:style-name="P36">18時07、18、28、37、48、58分</text:p>
      <text:p text:style-name="P37">19時08、18、28、38、48、58分</text:p>
      <text:p text:style-name="P38">20時08、18、28、38、48、58分</text:p>
      <text:soft-page-break/>
      <text:p text:style-name="P39">21時08、18、28、38、48、58分</text:p>
      <text:p text:style-name="P40">22時08、18、28、38、48、58分</text:p>
      <text:p text:style-name="P41">23時07、16、23、31、44、55分</text:p>
      <text:p text:style-name="P42">24時08、19分</text:p>
      <text:p text:style-name="P43"/>
      <text:p text:style-name="P44">2月台往大坪林站平常日</text:p>
      <text:p text:style-name="P45">6時6、13、18、27、34、41、49、57分</text:p>
      <text:p text:style-name="P46">7時2、7、13、18、23、28、33、38、43、47、52、56分</text:p>
      <text:p text:style-name="P47">8時1、6、11、16、22、27、31、36、41、46、51、55、58分</text:p>
      <text:p text:style-name="P48">9時5、10、14、19、24、30、35、42、49、57分</text:p>
      <text:p text:style-name="P49">10時4、12、21、29、34、42、49、57分</text:p>
      <text:p text:style-name="P50">11時4、12、19、27、34、42、49、57分</text:p>
      <text:p text:style-name="P51">12時4、12、19、27、34、42、49、57分</text:p>
      <text:p text:style-name="P52">13時4、12、19、27、34、42、49、57分</text:p>
      <text:p text:style-name="P53">14時4、12、19、27、34、42、49、57分</text:p>
      <text:p text:style-name="P54">15時4、12、19、27、34、42、49、57分</text:p>
      <text:p text:style-name="P55">16時4、12、20、27、35、42、49、56分</text:p>
      <text:p text:style-name="P56">17時4、9、14、19、24、29、34、38、43、47、52、57分</text:p>
      <text:p text:style-name="P57">18時2、6、11、18、22、27、32、37、41、46、51、55分</text:p>
      <text:p text:style-name="P58">19時0、5、10、14、21、26、30、35、40、44、49、54、59分</text:p>
      <text:p text:style-name="P59">20時5、14、24、34、44、54分</text:p>
      <text:p text:style-name="P60">21時4、14、24、34、44、54分</text:p>
      <text:p text:style-name="P61">22時4、14、24、34、42、51分</text:p>
      <text:p text:style-name="P62">23時1、11、21、29、37、45、53分</text:p>
      <text:p text:style-name="P63">24時2、14分</text:p>
      <text:p text:style-name="P64"/>
      <text:p text:style-name="P65">2月台往大坪林站週六、週日及國定假日</text:p>
      <text:p text:style-name="P66">6時06、13、18、26、35、43、52分</text:p>
      <text:p text:style-name="P67">7時02、12、22、32、43、53分</text:p>
      <text:p text:style-name="P68">8時03、14、24、34、44、54分</text:p>
      <text:p text:style-name="P69">9時04、14、24、33、42、50、58分</text:p>
      <text:p text:style-name="P70">10時05、13、20、28、35、43、50、58分</text:p>
      <text:p text:style-name="P71">11時05、13、20、28、35、43、50、58分</text:p>
      <text:p text:style-name="P72">12時05、13、20、28、35、43、50、58分</text:p>
      <text:p text:style-name="P73">13時05、13、20、28、35、43、50、58分</text:p>
      <text:p text:style-name="P74">14時05、13、20、28、35、43、50、58分</text:p>
      <text:p text:style-name="P75">15時05、13、20、28、35、43、50、58分</text:p>
      <text:p text:style-name="P76">16時05、13、20、28、35、43、50、58分</text:p>
      <text:soft-page-break/>
      <text:p text:style-name="P77">17時05、13、20、28、36、43、50、57分</text:p>
      <text:p text:style-name="P78">18時04、14、24、34、44、54分</text:p>
      <text:p text:style-name="P79">19時04、14、24、34、44、54分</text:p>
      <text:p text:style-name="P80">20時04、14、24、34、44、54分</text:p>
      <text:p text:style-name="P81">21時04、14、24、34、44、54分</text:p>
      <text:p text:style-name="P82">22時04、14、24、33、42、51分</text:p>
      <text:p text:style-name="P83">23時01、11、21、29、37、45、53分</text:p>
      <text:p text:style-name="內文"><text:span text:style-name="T84">24</text:span><text:span text:style-name="T85">時</text:span><text:span text:style-name="T86">02</text:span><text:span text:style-name="T87">、</text:span><text:span text:style-name="T88">14</text:span><text:span text:style-name="T89">分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3:39:00Z</meta:creation-date>
    <dc:date>2025-07-28T03:47:00Z</dc:date>
    <meta:template xlink:href="Normal.dotm" xlink:type="simple"/>
    <meta:editing-cycles>3</meta:editing-cycles>
    <meta:editing-duration>PT300S</meta:editing-duration>
    <meta:document-statistic meta:page-count="3" meta:paragraph-count="4" meta:word-count="309" meta:character-count="2068" meta:row-count="14" meta:non-whitespace-character-count="1763"/>
  </office:meta>
</office:document-meta>
</file>